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</office:font-face-decls>
  <office:automatic-styles>
    <style:style style:name="ta1" style:family="table" style:master-page-name="GemName2">
      <style:table-properties table:display="true" style:writing-mode="lr-tb"/>
    </style:style>
    <style:style style:name="ro1" style:family="table-row">
      <style:table-row-properties style:row-height="0.1771in" style:use-optimal-row-height="true" fo:break-before="auto"/>
    </style:style>
    <style:style style:name="ce1" style:family="table-cell">
      <style:table-cell-properties style:vertical-align="bottom"/>
    </style:style>
  </office:automatic-styles>
  <office:body>
    <office:spreadsheet>
      <table:table table:name="Hello World" table:style-name="ta1">
        <table:table-column table:number-columns-repeated="8"/>
        <table:table-row table:style-name="ro1">
          <table:table-cell table:style-name="ce1" office:value-type="string">
            <text:p>English:</text:p>
          </table:table-cell>
          <table:table-cell table:style-name="ce1" office:value-type="string">
            <text:p>Hello</text:p>
          </table:table-cell>
          <table:table-cell table:number-columns-repeated="6" table:style-name="ce1"/>
        </table:table-row>
        <table:table-row table:style-name="ro1">
          <table:table-cell table:style-name="ce1" office:value-type="string">
            <text:p>Russian:</text:p>
          </table:table-cell>
          <table:table-cell table:style-name="ce1" office:value-type="string">
            <text:p>Здравствуйте</text:p>
          </table:table-cell>
          <table:table-cell table:number-columns-repeated="6" table:style-name="ce1"/>
        </table:table-row>
        <table:table-row table:style-name="ro1">
          <table:table-cell table:style-name="ce1" office:value-type="string">
            <text:p>Chinese:</text:p>
          </table:table-cell>
          <table:table-cell table:style-name="ce1" office:value-type="string">
            <text:p>你好</text:p>
          </table:table-cell>
          <table:table-cell table:number-columns-repeated="6" table:style-name="ce1"/>
        </table:table-row>
        <table:table-row table:style-name="ro1">
          <table:table-cell table:number-columns-repeated="8" table:style-name="ce1"/>
        </table:table-row>
        <table:table-row table:style-name="ro1">
          <table:table-cell table:number-columns-spanned="8" table:number-rows-spanned="1" table:style-name="ce1" office:value-type="string">
            <text:p>In order to see Russian and Chinese characters you need to have appropriate fonts on your PC.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</office:font-face-decls>
  <office:styles>
    <style:default-style xmlns:style="urn:oasis:names:tc:opendocument:xmlns:style:1.0" style:family="table-cell">
      <style:table-cell-properties xmlns:fo="urn:oasis:names:tc:opendocument:xmlns:xsl-fo-compatible:1.0" style:vertical-align="automatic" fo:background-color="transparent" style:decimal-places="2"/>
      <style:paragraph-properties style:tab-stop-distance="0.5in"/>
      <style:text-properties xmlns:fo="urn:oasis:names:tc:opendocument:xmlns:xsl-fo-compatible:1.0" style:font-name="Calibri" fo:font-size="11.0000pt"/>
    </style:default-style>
    <number:number-style xmlns:style="urn:oasis:names:tc:opendocument:xmlns:style:1.0" xmlns:number="urn:oasis:names:tc:opendocument:xmlns:datastyle:1.0" style:name="N0">
      <number:number number:min-integer-digits="1"/>
    </number:number-style>
    <number:currency-style xmlns:style="urn:oasis:names:tc:opendocument:xmlns:style:1.0" xmlns:number="urn:oasis:names:tc:opendocument:xmlns:datastyle:1.0"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xmlns:style="urn:oasis:names:tc:opendocument:xmlns:style:1.0" xmlns:number="urn:oasis:names:tc:opendocument:xmlns:datastyle:1.0" style:name="N104">
      <style:text-properties xmlns:fo="urn:oasis:names:tc:opendocument:xmlns:xsl-fo-compatible:1.0"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xmlns:style="urn:oasis:names:tc:opendocument:xmlns:style:1.0" style:name="Default" style:family="table-cell"/>
    <style:style xmlns:style="urn:oasis:names:tc:opendocument:xmlns:style:1.0" style:name="Result" style:family="table-cell" style:parent-style-name="Default">
      <style:text-properties xmlns:fo="urn:oasis:names:tc:opendocument:xmlns:xsl-fo-compatible:1.0" fo:font-style="italic" style:text-underline-style="solid" style:text-underline-width="auto" style:text-underline-color="font-color" fo:font-weight="bold"/>
    </style:style>
    <style:style xmlns:style="urn:oasis:names:tc:opendocument:xmlns:style:1.0" style:name="Result2" style:family="table-cell" style:parent-style-name="Result" style:data-style-name="N104"/>
    <style:style xmlns:style="urn:oasis:names:tc:opendocument:xmlns:style:1.0" style:name="Heading" style:family="table-cell" style:parent-style-name="Default">
      <style:table-cell-properties style:text-align-source="fix" style:repeat-content="false"/>
      <style:paragraph-properties xmlns:fo="urn:oasis:names:tc:opendocument:xmlns:xsl-fo-compatible:1.0" fo:text-align="center"/>
      <style:text-properties xmlns:fo="urn:oasis:names:tc:opendocument:xmlns:xsl-fo-compatible:1.0" fo:font-size="16pt" fo:font-style="italic" fo:font-weight="bold"/>
    </style:style>
    <style:style xmlns:style="urn:oasis:names:tc:opendocument:xmlns:style:1.0" style:name="Heading1" style:family="table-cell" style:parent-style-name="Heading">
      <style:table-cell-properties style:rotation-angle="90"/>
    </style:style>
  </office:styles>
  <office:automatic-styles>
    <style:page-layout style:name="GemName1">
      <style:page-layout-properties style:writing-mode="lr-tb" fo:page-width="8.2677in" fo:page-height="11.6929in" fo:margin-top="0.3000in" fo:margin-bottom="0.3000in" fo:margin-left="0.7000in" fo:margin-right="0.7000in"/>
      <style:header-style>
        <style:header-footer-properties fo:min-height="0.4500in" fo:margin-left="0.0000in" fo:margin-right="0.0000in" fo:margin-bottom="0.0000in"/>
      </style:header-style>
      <style:footer-style>
        <style:header-footer-properties fo:min-height="0.4500in" fo:margin-left="0.0000in" fo:margin-right="0.0000in" fo:margin-top="0.0000in"/>
      </style:footer-style>
    </style:page-layout>
  </office:automatic-styles>
  <office:master-styles>
    <style:master-page style:name="GemName2" style:page-layout-name="GemName1"/>
  </office:master-styles>
</office:document-styles>
</file>

<file path=meta.xml>��< ? x m l   v e r s i o n = " 1 . 0 "   e n c o d i n g = " u t f - 1 6 " ? > < o f f i c e : d o c u m e n t - m e t a   x m l n s : o f f i c e = " u r n : o a s i s : n a m e s : t c : o p e n d o c u m e n t : x m l n s : o f f i c e : 1 . 0 "   x m l n s : x l i n k = " h t t p : / / w w w . w 3 . o r g / 1 9 9 9 / x l i n k "   x m l n s : d c = " h t t p : / / p u r l . o r g / d c / e l e m e n t s / 1 . 1 / "   x m l n s : m e t a = " u r n : o a s i s : n a m e s : t c : o p e n d o c u m e n t : x m l n s : m e t a : 1 . 0 "   x m l n s : o o o = " h t t p : / / o p e n o f f i c e . o r g / 2 0 0 4 / o f f i c e "   o f f i c e : v e r s i o n = " 1 . 2 " > < o f f i c e : m e t a > < m e t a : g e n e r a t o r > w w w . g e m b o x s o f t w a r e . c o m / G e m B o x . S p r e a d s h e e t < / m e t a : g e n e r a t o r > < / o f f i c e : m e t a > < / o f f i c e : d o c u m e n t - m e t a > 
</file>